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llectionBean.setJumble( Collection &lt; ? &gt; jum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edCollectionBean.getJum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